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text-properties fo:font-style="italic" style:text-underline-style="solid" style:text-underline-width="auto" style:text-underline-color="font-color"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center" style:justify-single-word="false"/>
      <style:text-properties style:font-name="Liberation Serif" fo:font-size="12pt" style:font-size-asian="12pt" style:font-size-complex="12pt"/>
    </style:style>
    <style:style style:name="P17" style:family="paragraph" style:parent-style-name="Standard">
      <style:paragraph-properties fo:text-align="justify" style:justify-single-word="false"/>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style="italic"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paragraph-properties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8" style:family="paragraph" style:parent-style-name="Standard">
      <style:text-properties fo:font-size="32pt" style:font-size-asian="32pt" style:font-size-complex="32pt"/>
    </style:style>
    <style:style style:name="P29"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1"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32"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3"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34" style:family="paragraph" style:parent-style-name="Standard">
      <style:text-properties style:text-position="0% 100%"/>
    </style:style>
    <style:style style:name="P35"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3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text-properties fo:font-style="normal" style:font-style-asian="normal" style:font-style-complex="normal"/>
    </style:style>
    <style:style style:name="P3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9" style:family="paragraph" style:parent-style-name="Standard">
      <style:text-properties fo:font-size="10pt" style:font-size-asian="10pt" style:font-size-complex="10pt"/>
    </style:style>
    <style:style style:name="P40" style:family="paragraph" style:parent-style-name="Standard" style:master-page-name="Standard">
      <style:paragraph-properties style:page-number="auto"/>
    </style:style>
    <style:style style:name="P41" style:family="paragraph" style:parent-style-name="Standard">
      <style:text-properties style:text-position="0% 100%"/>
    </style:style>
    <style:style style:name="P42" style:family="paragraph" style:parent-style-name="Standard">
      <style:text-properties style:text-position="0% 100%" fo:font-size="10pt" style:font-size-asian="10pt" style:font-size-complex="10pt"/>
    </style:style>
    <style:style style:name="P43"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fo:font-size="12pt" style:font-size-asian="12pt" style:font-size-complex="12pt"/>
    </style:style>
    <style:style style:name="T5" style:family="text">
      <style:text-properties style:text-position="sub 58%" style:font-name="Liberation Serif" fo:font-size="12pt" fo:font-style="italic" style:font-size-asian="12pt" style:font-style-asian="italic" style:font-size-complex="12pt" style:font-style-complex="italic"/>
    </style:style>
    <style:style style:name="T6" style:family="text">
      <style:text-properties style:text-position="sub 58%" fo:font-size="12pt" fo:font-style="italic" style:font-size-asian="12pt" style:font-style-asian="italic" style:font-size-complex="12pt" style:font-style-complex="italic"/>
    </style:style>
    <style:style style:name="T7" style:family="text">
      <style:text-properties style:text-position="sub 58%" fo:font-size="12pt" style:font-size-asian="12pt" style:font-size-complex="12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2"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3"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4"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5"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6"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17"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8"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9"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0"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25" style:family="text">
      <style:text-properties style:font-name="Liberation Serif" fo:font-size="12pt" style:font-name-asian="Times New Roman" style:font-size-asian="12pt" style:font-name-complex="Times New Roman" style:font-size-complex="12pt"/>
    </style:style>
    <style:style style:name="T26" style:family="text">
      <style:text-properties style:font-name="Liberation Serif" fo:font-size="12pt" style:font-name-asian="Liberation Serif1" style:font-size-asian="12pt" style:font-name-complex="Liberation Serif1" style:font-size-complex="12pt"/>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weight="normal" style:font-weight-asian="normal" style:font-weight-complex="normal"/>
    </style:style>
    <style:style style:name="T31" style:family="text">
      <style:text-properties fo:font-style="normal" style:font-style-asian="normal" style:font-style-complex="normal"/>
    </style:style>
    <style:style style:name="T32" style:family="text">
      <style:text-properties style:text-position="super 58%"/>
    </style:style>
    <style:style style:name="T33" style:family="text">
      <style:text-properties style:text-position="super 58%" style:font-name="Liberation Serif" fo:font-size="12pt" fo:font-style="italic" style:font-size-asian="12pt" style:font-style-asian="italic" style:font-size-complex="12pt" style:font-style-complex="italic"/>
    </style:style>
    <style:style style:name="T34" style:family="text">
      <style:text-properties style:text-position="0% 100%"/>
    </style:style>
    <style:style style:name="T35" style:family="text">
      <style:text-properties style:text-position="0% 100%" style:font-name="Liberation Serif1" style:font-name-asian="Liberation Serif1" style:font-name-complex="Liberation Serif1"/>
    </style:style>
    <style:style style:name="T36" style:family="text">
      <style:text-properties style:text-position="0% 100%" style:font-name="OpenSymbol" fo:font-size="12pt" style:font-name-asian="OpenSymbol" style:font-size-asian="12pt" style:font-name-complex="OpenSymbol" style:font-size-complex="12pt"/>
    </style:style>
    <style:style style:name="T37" style:family="text">
      <style:text-properties style:text-position="0% 100%" style:font-name="OpenSymbol" fo:font-size="12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38" style:family="text">
      <style:text-properties style:text-position="0% 100%" style:font-name="OpenSymbol" fo:font-style="italic" style:font-name-asian="OpenSymbol" style:font-style-asian="italic" style:font-name-complex="OpenSymbol" style:font-style-complex="italic"/>
    </style:style>
    <style:style style:name="T39" style:family="text">
      <style:text-properties style:text-position="0% 100%" style:font-name="OpenSymbol" style:font-name-asian="OpenSymbol" style:font-name-complex="OpenSymbol"/>
    </style:style>
    <style:style style:name="T40" style:family="text">
      <style:text-properties style:text-position="0% 100%" style:font-name="OpenSymbol" fo:font-weight="normal" style:font-name-asian="OpenSymbol" style:font-weight-asian="normal" style:font-name-complex="OpenSymbol" style:font-weight-complex="normal"/>
    </style:style>
    <style:style style:name="T41" style:family="text">
      <style:text-properties style:text-position="0% 100%" fo:font-size="12pt" style:font-size-asian="12pt" style:font-size-complex="12pt"/>
    </style:style>
    <style:style style:name="T42" style:family="text">
      <style:text-properties style:font-name="Liberation Serif1" style:font-name-asian="Liberation Serif1" style:font-name-complex="Liberation Serif1"/>
    </style:style>
    <style:style style:name="T43" style:family="text">
      <style:text-properties style:font-name="Liberation Serif1" fo:font-size="12pt" style:font-name-asian="Liberation Serif1" style:font-size-asian="12pt" style:font-name-complex="Liberation Serif1" style:font-size-complex="12pt"/>
    </style:style>
    <style:style style:name="T44" style:family="text">
      <style:text-properties style:font-name="OpenSymbol" style:font-name-asian="OpenSymbol" style:font-name-complex="OpenSymbol"/>
    </style:style>
    <style:style style:name="T45"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46" style:family="text">
      <style:text-properties style:font-name="OpenSymbol" fo:font-size="12pt" style:font-name-asian="OpenSymbol" style:font-size-asian="12pt" style:font-name-complex="OpenSymbol" style:font-size-complex="12pt"/>
    </style:style>
    <style:style style:name="T47"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48" style:family="text">
      <style:text-properties style:font-name="OpenSymbol" fo:font-size="12pt" style:font-name-asian="Times New Roman" style:font-size-asian="12pt" style:font-name-complex="Times New Roman" style:font-size-complex="12pt"/>
    </style:style>
    <style:style style:name="T49" style:family="text">
      <style:text-properties style:font-name="OpenSymbol" style:font-name-asian="Times New Roman" style:font-name-complex="Times New Roman"/>
    </style:style>
    <style:style style:name="T50" style:family="text">
      <style:text-properties style:font-name="OpenSymbol" fo:font-style="italic" style:font-name-asian="OpenSymbol" style:font-style-asian="italic" style:font-name-complex="OpenSymbol" style:font-style-complex="italic"/>
    </style:style>
    <style:style style:name="T51" style:family="text">
      <style:text-properties style:font-name="Times New Roman" fo:font-style="normal" style:font-name-asian="Times New Roman" style:font-style-asian="normal" style:font-name-complex="Times New Roman" style:font-style-complex="normal"/>
    </style:style>
    <style:style style:name="T52" style:family="text">
      <style:text-properties style:text-position="33% 58%"/>
    </style:style>
    <style:style style:name="T53" style:family="text">
      <style:text-properties style:text-position="33% 58%" style:font-name="OpenSymbol" style:font-name-asian="Times New Roman" style:font-name-complex="Times New Roman"/>
    </style:style>
    <style:style style:name="T54" style:family="text">
      <style:text-properties style:text-position="-33% 58%"/>
    </style:style>
    <style:style style:name="T55" style:family="text">
      <style:text-properties style:text-position="0% 100%" fo:font-weight="normal" style:font-weight-asian="normal" style:font-weight-complex="normal"/>
    </style:style>
    <style:style style:name="T56"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Computer Science 433 -Artificial Intelligence</text:p>
      <text:p text:style-name="P9">Dr. Robert Kremer</text:p>
      <text:p text:style-name="P9">Assignment 1: Set Based Search and Or Tree Based Search</text:p>
      <text:p text:style-name="P9"/>
      <text:p text:style-name="P9">Group 8</text:p>
      <text:p text:style-name="P9">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TODO LIST: </text:p>
      <text:p text:style-name="P5">- Finalize SBS:</text:p>
      <text:p text:style-name="P13"><text:span text:style-name="T8"><text:tab/>- Search Process </text:span><text:span text:style-name="T8">(Taken – Alex) </text:span></text:p>
      <text:p text:style-name="P5"><text:tab/>- Search Instance</text:p>
      <text:p text:style-name="P5"><text:tab/>- Example</text:p>
      <text:p text:style-name="P5"><text:tab/>- Implementation Ideas</text:p>
      <text:p text:style-name="P5"/>
      <text:p text:style-name="P5">- Finalize Otree:</text:p>
      <text:p text:style-name="P5"><text:tab/>- Intro</text:p>
      <text:p text:style-name="P5"><text:tab/>- Search Model</text:p>
      <text:p text:style-name="P5"><text:tab/>- Search Process</text:p>
      <text:p text:style-name="P5"><text:tab/>- Search Instance</text:p>
      <text:p text:style-name="P5"><text:tab/>- Example</text:p>
      <text:p text:style-name="P5"><text:tab/>- Implementation Ideas</text:p>
      <text:p text:style-name="P5"/>
      <text:p text:style-name="P5">- References:</text:p>
      <text:p text:style-name="P5"><text:tab/>- Kremer's Notes</text:p>
      <text:p text:style-name="P5"><text:tab/>- Andrew's Notes</text:p>
      <text:p text:style-name="P5"><text:tab/>- Sisyphus I Problem</text:p>
      <text:p text:style-name="P5"><text:tab/>- Any tips and trick pages you guys find</text:p>
      <text:p text:style-name="P13"><text:span text:style-name="T8"><text:tab/></text:span><text:span text:style-name="T8">- Fix up references throughout the paper</text:span></text:p>
      <text:p text:style-name="P5"/>
      <text:p text:style-name="P5">- General:</text:p>
      <text:p text:style-name="P13"><text:span text:style-name="T8"><text:tab/>- </text:span><text:span text:style-name="T8">Group </text:span><text:span text:style-name="T8">Edit until Monday 11:00PM. After this point, Alex will <text:tab/>take over, format, edit and finish up </text:span></text:p>
      <text:p text:style-name="P5">*************************************************************/</text:p>
      <text:p text:style-name="P5"/>
      <text:p text:style-name="P14"><text:span text:style-name="T9">Set Based Searc</text:span><text:span text:style-name="T9">h</text:span></text:p>
      <text:p text:style-name="P3"/>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text:soft-page-break/>below. </text:p>
      <text:p text:style-name="P2"/>
      <text:p text:style-name="P3"><text:span text:style-name="T8">Search Mode</text:span><text:span text:style-name="T8">l</text:span></text:p>
      <text:p text:style-name="Standard"/>
      <text:p text:style-name="P17">For our purposes, we define our search model as pe<text:span text:style-name="T30">r </text:span><text:span text:style-name="T10">Jörg Denzinger's definition (Kremer, 2013). </text:span></text:p>
      <text:p text:style-name="P30"/>
      <text:p text:style-name="P16"><text:span text:style-name="T11">A</text:span><text:span text:style-name="T12">SET</text:span><text:span text:style-name="T11"> = (S</text:span><text:span text:style-name="T12">SET</text:span><text:span text:style-name="T11">, T</text:span><text:span text:style-name="T12">SET</text:span><text:span text:style-name="T11">)</text:span></text:p>
      <text:p text:style-name="P30"/>
      <text:p text:style-name="P17"><text:span text:style-name="T10">Where </text:span><text:span text:style-name="T11">A</text:span><text:span text:style-name="T12">SET</text:span><text:span text:style-name="T10"> is the search model, </text:span><text:span text:style-name="T11">S</text:span><text:span text:style-name="T12">SET</text:span><text:span text:style-name="T10"> is the search state, and </text:span><text:span text:style-name="T11">T</text:span><text:span text:style-name="T12">SET</text:span><text:span text:style-name="T10"> is the set of transition rules, </text:span><text:span text:style-name="T10">which is a relation on </text:span><text:span text:style-name="T11">T</text:span><text:span text:style-name="T12">SET</text:span><text:span text:style-name="T17">:</text:span></text:p>
      <text:p text:style-name="P32"/>
      <text:p text:style-name="P21"><text:span text:style-name="T18">T</text:span><text:span text:style-name="T13">SET</text:span><text:span text:style-name="T18"> : S</text:span><text:span text:style-name="T13">SET</text:span><text:span text:style-name="T18"> </text:span><text:span text:style-name="T19">× </text:span><text:span text:style-name="T19">S</text:span><text:span text:style-name="T14">SET</text:span></text:p>
      <text:p text:style-name="P29"/>
      <text:p text:style-name="P31">Search States</text:p>
      <text:p text:style-name="P29"/>
      <text:p text:style-name="P18"><text:span text:style-name="T15">We define the </text:span><text:span text:style-name="T11">S</text:span><text:span text:style-name="T12">SET</text:span><text:span text:style-name="T15"> to be the </text:span><text:span text:style-name="T15">set of all possible fact </text:span><text:span text:style-name="T15">sets</text:span><text:span text:style-name="T15">. </text:span><text:span text:style-name="T15">In the case of the </text:span><text:span text:style-name="T11">Sisyphus I</text:span><text:span text:style-name="T15"> problem (Kremer, 2013 [Accurate?]), we define a fact to be a </text:span><text:span text:style-name="T11">viable</text:span><text:span text:style-name="T15"> room assigning. Similarly, we say a room assigning is </text:span><text:span text:style-name="T11">viable</text:span><text:span text:style-name="T15"> if </text:span><text:span text:style-name="T15">and only i</text:span><text:span text:style-name="T15">f it violates no hard constraints. </text:span></text:p>
      <text:p text:style-name="P17"/>
      <text:p text:style-name="P3"><text:span text:style-name="T22">S</text:span><text:span text:style-name="T5">SET</text:span><text:span text:style-name="T22"> = 2</text:span><text:span text:style-name="T33">F</text:span></text:p>
      <text:p text:style-name="P35"/>
      <text:p text:style-name="P18"><text:span text:style-name="T15">As such, </text:span><text:span text:style-name="T11">S</text:span><text:span text:style-name="T12">SET</text:span><text:span text:style-name="T15"> is the set of all possible </text:span><text:span text:style-name="T15">sets of </text:span><text:span text:style-name="T15">room assignings, </text:span><text:span text:style-name="T15">which directly translates into </text:span><text:span text:style-name="T11">S</text:span><text:span text:style-name="T15"> being the power set of all room assignings. </text:span></text:p>
      <text:p text:style-name="P29"/>
      <text:p text:style-name="P19"><text:span text:style-name="T16">Transition </text:span><text:span text:style-name="T16">(Extension)</text:span><text:span text:style-name="T16"> Rules</text:span></text:p>
      <text:p text:style-name="P29"><text:s/></text:p>
      <text:p text:style-name="P2"><text:span text:style-name="T21">Our transition rules define the set of legal changes between search states. </text:span><text:span text:style-name="T21">We chose to implement a specific version of Set Based Search known as a </text:span><text:span text:style-name="T22">genetic algorithm</text:span><text:span text:style-name="T21">. Genetic algorithms have two defining transition rules: </text:span><text:span text:style-name="T22">mutation</text:span><text:span text:style-name="T21"> and </text:span><text:span text:style-name="T22">combination</text:span><text:span text:style-name="T21">. Mutation involves changing one individual within the population. </text:span><text:span text:style-name="T21">Combination involves taking two facts and combining their information in some way such </text:span><text:span text:style-name="T21">that one or more offspring are produced. Using these, if we use </text:span><text:span text:style-name="T22">mutation</text:span><text:span text:style-name="T23"> or </text:span><text:span text:style-name="T22">combination</text:span><text:span text:style-name="T23"> to get there. </text:span></text:p>
      <text:p text:style-name="P20"/>
      <text:p text:style-name="P9"><text:span text:style-name="T21">T</text:span><text:span text:style-name="T4">SET</text:span><text:span text:style-name="T21"> = </text:span><text:span text:style-name="T21">{(s, s') | </text:span><text:span text:style-name="T45">∃</text:span><text:span text:style-name="T21"> </text:span><text:span text:style-name="T21">A → B </text:span><text:span text:style-name="T36">∈</text:span><text:span text:style-name="T21"> Ext </text:span><text:span text:style-name="T43">●</text:span><text:span text:style-name="T21"> (A </text:span><text:span text:style-name="T46">⊆</text:span><text:span text:style-name="T25"> </text:span><text:span text:style-name="T21">s) </text:span><text:span text:style-name="T46">∧</text:span><text:span text:style-name="T21"> (s' = (s-A) </text:span><text:span text:style-name="T46">∪</text:span><text:span text:style-name="T21"> B)}</text:span></text:p>
      <text:p text:style-name="P20"/>
      <text:p text:style-name="P9"><text:span text:style-name="T21">Ext = {A → B | A, B </text:span><text:span text:style-name="T36">∈</text:span><text:span text:style-name="T21"> F}</text:span></text:p>
      <text:p text:style-name="P15"/>
      <text:p text:style-name="P2"><text:span text:style-name="T21">Given the </text:span><text:span text:style-name="T22">Sisyphus I</text:span><text:span text:style-name="T21"> room assignment problem, we define mutation as the moving of one <text:s text:c="2"/>person from one office to another. We define this formally </text:span><text:span text:style-name="T21">below</text:span><text:span text:style-name="T21">. </text:span></text:p>
      <text:p text:style-name="P17"/>
      <text:p text:style-name="P9"><text:soft-page-break/><text:span text:style-name="T21">inRoom : (Person, F) </text:span><text:span text:style-name="T20">× </text:span><text:span text:style-name="T20">Room</text:span></text:p>
      <text:p text:style-name="P33">inRoom(p, A) = r ↔ p is assigned to room r in fact A</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1"/>
            <text:p text:style-name="P21">Mut</text:p>
          </table:table-cell>
          <table:table-cell table:style-name="Table1.A1" office:value-type="string">
            <text:p text:style-name="P22"><text:s/></text:p>
            <text:p text:style-name="P22">=</text:p>
          </table:table-cell>
          <table:table-cell table:style-name="Table1.A1" office:value-type="string">
            <text:p text:style-name="P10"><text:span text:style-name="T21">{A → B | </text:span><text:span text:style-name="T45">∃</text:span><text:span text:style-name="T21"> p,</text:span><text:span text:style-name="T21">q</text:span><text:span text:style-name="T21"> </text:span><text:span text:style-name="T36">∈</text:span><text:span text:style-name="T21"> A st. p,</text:span><text:span text:style-name="T21">q</text:span><text:span text:style-name="T21"> </text:span><text:span text:style-name="T36">∈</text:span><text:span text:style-name="T21"> B </text:span><text:span text:style-name="T46">∧ </text:span><text:span text:style-name="T21">inRoom(</text:span><text:span text:style-name="T21">p, A) =inRoom(q, B) </text:span><text:span text:style-name="T46">∧</text:span><text:span text:style-name="T21"> inRoom(q, A) = inRoom(p,B)</text:span><text:span text:style-name="T21"> <text:s/></text:span><text:span text:style-name="T43">●</text:span><text:span text:style-name="T21"> p </text:span><text:span text:style-name="T46">≠</text:span><text:span text:style-name="T21"> </text:span><text:span text:style-name="T48">φ</text:span><text:span text:style-name="T25"> </text:span><text:span text:style-name="T43">●</text:span></text:p>
            <text:p text:style-name="P10"><text:span text:style-name="T46">∀ </text:span><text:span text:style-name="T21">r </text:span><text:span text:style-name="T36">∈ </text:span><text:span text:style-name="T21">A, r </text:span><text:span text:style-name="T36">∈ </text:span><text:span text:style-name="T21">B, q </text:span><text:span text:style-name="T46">≠</text:span><text:span text:style-name="T21"> p, q, inRoom(r, A) = inRoom(r, B)</text:span><text:span text:style-name="T26">}</text:span><text:span text:style-name="T26"> </text:span></text:p>
          </table:table-cell>
        </table:table-row>
      </table:table>
      <text:p text:style-name="P17"/>
      <text:p text:style-name="P2"><text:span text:style-name="T22">Mutation</text:span><text:span text:style-name="T21"> is, then, a change of state such that we swap the room assignment of some person in </text:span><text:span text:style-name="T21">fact</text:span><text:span text:style-name="T21"> A with another possibly-null person's assignment within B. All other persons remain unchanged, and both states must be viable. Note that </text:span><text:span text:style-name="T47">φ</text:span><text:span text:style-name="T21"> represents the null person, a placeholder person for a vacancy within the room. </text:span><text:span text:style-name="T21">Also note that inRoom is a relation and not a function because of </text:span><text:span text:style-name="T47">φ </text:span><text:span text:style-name="T24">being in every room. So as long as one value of inRoom(q, A) and inRoom(q, B) makes the above statements true, it is considered to be true.</text:span></text:p>
      <text:p text:style-name="P15"/>
      <text:p text:style-name="P2"><text:span text:style-name="T21">Upon consideration and correspondence with Dr. Robert Kremer (2013), we have decided not to implement combination within our algorithm. </text:span><text:span text:style-name="T21">Given the time limitation of our SBS, and the relative complexity of determining a viable solution by combination, its inclusion could actually be a detriment within our algorithm. </text:span></text:p>
      <text:p text:style-name="Standard"/>
      <text:p text:style-name="P3"><text:span text:style-name="T8">Search </text:span><text:span text:style-name="T8">Process</text:span><text:span text:style-name="T8"> </text:span><text:span text:style-name="T9"><text:tab/></text:span></text:p>
      <text:p text:style-name="P12"/>
      <text:p text:style-name="P36">Our search process defines how our search behaves from decision to decision. Formally this is written as below: </text:p>
      <text:p text:style-name="P12"/>
      <text:p text:style-name="P3"><text:span text:style-name="T1">P</text:span><text:span text:style-name="T3">SET</text:span><text:span text:style-name="T3"> </text:span><text:span text:style-name="T1">= (A</text:span><text:span text:style-name="T3">SET</text:span><text:span text:style-name="T1">, Env</text:span><text:span text:style-name="T3">SET</text:span><text:span text:style-name="T1">, K</text:span><text:span text:style-name="T3">SET</text:span><text:span text:style-name="T1">)</text:span></text:p>
      <text:p text:style-name="Standard"/>
      <text:p text:style-name="P2">Where <text:span text:style-name="T1">P</text:span><text:span text:style-name="T3">SET</text:span> is the search <text:span text:style-name="T1">process</text:span><text:span text:style-name="T31">,</text:span> <text:span text:style-name="T1">A</text:span><text:span text:style-name="T3">SET</text:span> is our <text:span text:style-name="T1">model</text:span>, <text:span text:style-name="T1">Env</text:span><text:span text:style-name="T3">SET</text:span><text:span text:style-name="T1"> </text:span>represents the search environment, and <text:span text:style-name="T1">K</text:span><text:span text:style-name="T3">SET</text:span> represents the <text:span text:style-name="T1">control</text:span> function. As we have defined our model in a previous section, we must now formally define our search <text:span text:style-name="T1">environment </text:span><text:span text:style-name="T31">and </text:span><text:span text:style-name="T1">control</text:span><text:span text:style-name="T31">. </text:span></text:p>
      <text:p text:style-name="P37"/>
      <text:p text:style-name="P38">Environment</text:p>
      <text:p text:style-name="P37"/>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3">SET</text:span>, to be the set of all rooms and their occupants within our problem universe. We say this because it is possible that we may have a floor added to our problem, or more rooms may become available elsewhere. As <text:soft-page-break/>well, they may already have unrelated occupants whom our team members must share an office with and we need to evaluate this possibility. Thus, this is the logical choice for <text:span text:style-name="T1">Env</text:span><text:span text:style-name="T3">SET</text:span>. </text:p>
      <text:p text:style-name="Standard"/>
      <text:p text:style-name="P7">Control Function</text:p>
      <text:p text:style-name="Standard"/>
      <text:p text:style-name="P25">Genetic algorithms have a unique emphasis on arbitrary decision making in order to produce the best results. Formally, we define a control function as follows: </text:p>
      <text:p text:style-name="P23"/>
      <text:p text:style-name="P26">K<text:span text:style-name="T2">SET</text:span>(s, e) = (s-A) <text:span text:style-name="T44">∪</text:span> B</text:p>
      <text:p text:style-name="P23"/>
      <text:p text:style-name="P25">Where <text:span text:style-name="T1">s </text:span>is a particular search state and <text:span text:style-name="T1">e</text:span> is a particular search environment. We also have the following conditions. </text:p>
      <text:p text:style-name="P25"/>
      <text:p text:style-name="P25">A and B must be facts such that moving from A to B is a valid extension rule. Writen formally as: </text:p>
      <text:p text:style-name="P24"><text:span text:style-name="T1">A, B </text:span><text:span text:style-name="T38">∈</text:span><text:span text:style-name="T1"> <text:s/>F st. A → B </text:span><text:span text:style-name="T38">∈</text:span><text:span text:style-name="T1"> Ext</text:span></text:p>
      <text:p text:style-name="P23"/>
      <text:p text:style-name="P23">A must be a set of facts within the search state. Written formally as: </text:p>
      <text:p text:style-name="P23"/>
      <text:p text:style-name="P24">A <text:span text:style-name="T50">⊆</text:span> s</text:p>
      <text:p text:style-name="P23"/>
      <text:p text:style-name="P25">The transition <text:span text:style-name="T1">A → B</text:span> is the most valuable of all other available transitions. We can write this formally as follows, using <text:span text:style-name="T1">f</text:span><text:span text:style-name="T3">WERT</text:span> to define a 'worth' function and <text:span text:style-name="T1">f</text:span><text:span text:style-name="T3">SELECT</text:span> to define a selection function: </text:p>
      <text:p text:style-name="P23"/>
      <text:p text:style-name="P27"><text:span text:style-name="T44">∀</text:span> <text:s/>A' → B' <text:span text:style-name="T39">∈ </text:span>Ext | A' <text:span text:style-name="T44">⊆</text:span> s <text:span text:style-name="T42">●</text:span> f<text:span text:style-name="T2">WERT</text:span>(A,B,e) <text:span text:style-name="T44">≤</text:span> <text:s/>f<text:span text:style-name="T2">WERT</text:span>(A',B',e)</text:p>
      <text:p text:style-name="P23"/>
      <text:p text:style-name="P27">A → B = f<text:span text:style-name="T2">SELECT</text:span>({A' → B' | <text:span text:style-name="T44">∀ </text:span>A'' → B'' <text:span text:style-name="T39">∈ </text:span>Ext | A'' <text:span text:style-name="T44">⊆</text:span> s <text:span text:style-name="T42">●</text:span> </text:p>
      <text:p text:style-name="P27"><text:tab/> <text:s text:c="6"/>f<text:span text:style-name="T2">WERT</text:span>(A',B',e) <text:span text:style-name="T44">≤</text:span> f<text:span text:style-name="T2">WERT</text:span>(A'', B'', e)}, e)</text:p>
      <text:p text:style-name="P23"/>
      <text:p text:style-name="P25">Clearly, then, the power of our search control lies within our search <text:span text:style-name="T1">f</text:span><text:span text:style-name="T3">WERT</text:span> and <text:span text:style-name="T1">f</text:span><text:span text:style-name="T3">SELECT</text:span>. <text:s/>We must define and tailor them for our <text:span text:style-name="T1">Sisyphus I </text:span>problem. We define <text:span text:style-name="T1">f</text:span><text:span text:style-name="T3">WERT</text:span> and <text:span text:style-name="T1">f</text:span><text:span text:style-name="T3">SELECT</text:span> using Denzinger's definitions (Kremer, 2013) below.</text:p>
      <text:p text:style-name="P25"/>
      <text:p text:style-name="P25">Worth, defined by<text:span text:style-name="T1"> f</text:span><text:span text:style-name="T3">WERT</text:span>, takes the inputs of the start and end search states as well as the current environment to produce a heuristic value. While this can be any number, we are given integer values for our <text:span text:style-name="T1">Sisyphus I</text:span><text:span text:style-name="T31"> problem. Therefore, rather than working with </text:span><text:span text:style-name="T31">any real number,</text:span><text:span text:style-name="T50">ℜ,</text:span><text:span text:style-name="T51"> </text:span><text:span text:style-name="T31">we would work with </text:span><text:span text:style-name="T31">integers,</text:span><text:span text:style-name="T31"> </text:span><text:span text:style-name="T1">I </text:span><text:span text:style-name="T50">⊆</text:span><text:span text:style-name="T1"> </text:span><text:span text:style-name="T50">ℜ</text:span><text:span text:style-name="T31">. </text:span><text:span text:style-name="T31">However, the </text:span><text:span text:style-name="T31">interface</text:span><text:span text:style-name="T31"> definition still stands formally as follows: </text:span></text:p>
      <text:p text:style-name="P23"/>
      <text:p text:style-name="P27"><text:soft-page-break/>f<text:span text:style-name="T2">WERT</text:span>: 2<text:span text:style-name="T32">F</text:span> <text:span text:style-name="T49">×</text:span> 2<text:span text:style-name="T32">F</text:span> <text:span text:style-name="T49">×</text:span> Env → <text:s/><text:span text:style-name="T44">ℜ</text:span></text:p>
      <text:p text:style-name="P23"/>
      <text:p text:style-name="P25">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25"/>
      <text:p text:style-name="P26">f<text:span text:style-name="T2">WERT</text:span>(A, B, e) = -<text:span text:style-name="T44"></text:span> <text:span text:style-name="T9">if</text:span> <text:span text:style-name="T49">¬</text:span>isViable(B, e) <text:span text:style-name="T9">else</text:span> <text:span text:style-name="T49">Σ</text:span> heuristicValue(B, e), A → B <text:span text:style-name="T39">∈</text:span> Env</text:p>
      <text:p text:style-name="P23"/>
      <text:p text:style-name="P23">If there is a tie between two transitions, we use <text:span text:style-name="T1">f</text:span><text:span text:style-name="T3">SELECT</text:span> in order to determine which transition to follow. In a genetic algorithm, we want such choices to be as various as possible. Therefore, our <text:span text:style-name="T1">f</text:span><text:span text:style-name="T3">SELECT</text:span> will simply choose randomly in the case of a tie.</text:p>
      <text:p text:style-name="P23"/>
      <text:p text:style-name="P23">The interface for <text:span text:style-name="T1">f</text:span><text:span text:style-name="T3">SELECT</text:span>, as defined by Denzinger (Kremer, 2013) is defined formally as follows:</text:p>
      <text:p text:style-name="P23"/>
      <text:p text:style-name="P27">f<text:span text:style-name="T2">SELECT</text:span> : 2<text:span text:style-name="T52">2F </text:span><text:span text:style-name="T53">×</text:span><text:span text:style-name="T52"> 2F</text:span> <text:span text:style-name="T49">×</text:span> Env → 2<text:span text:style-name="T32">F</text:span> <text:span text:style-name="T49">×</text:span> 2<text:span text:style-name="T32">F</text:span></text:p>
      <text:p text:style-name="P23"/>
      <text:p text:style-name="P27">f<text:span text:style-name="T2">SELECT</text:span>(C, e) = A → B | C <text:span text:style-name="T44">⊆</text:span> T<text:span text:style-name="T2">SET</text:span><text:span text:style-name="T34"> </text:span><text:span text:style-name="T35">● </text:span>A → B <text:span text:style-name="T40">∈</text:span> C <text:span text:style-name="T42">● </text:span>A → B = randomChoice(C) </text:p>
      <text:p text:style-name="Standard"/>
      <text:p text:style-name="Standard"><text:span text:style-name="T27">Using these tools, we define our </text:span><text:span text:style-name="T28">K</text:span><text:span text:style-name="T6">SET</text:span><text:span text:style-name="T27"> as follows. Let </text:span><text:span text:style-name="T28">A, B </text:span><text:span text:style-name="T37">∈</text:span><text:span text:style-name="T28"> S</text:span><text:span text:style-name="T6">SET</text:span><text:span text:style-name="T27"> such that B is formed through</text:span><text:span text:style-name="T28"> halfKill(A UNION M)</text:span><text:span text:style-name="T27"> through </text:span><text:span text:style-name="T28">k</text:span><text:span text:style-name="T29"> mutations of random members of </text:span><text:span text:style-name="T28">A, </text:span><text:span text:style-name="T29">where A. <text:s/></text:span></text:p>
      <text:p text:style-name="P28"/>
      <text:p text:style-name="P28">/// CONTINUE HERE, ALEX!!! </text:p>
      <text:p text:style-name="P28"/>
      <text:p text:style-name="Standard"><text:span text:style-name="T27">Our control will have a 25% random population kill rate, then a 25% selective population kill rate such that we save 50% of the population in each iteration to keep the population a constant size. Ou</text:span>r <text:span text:style-name="T28">f</text:span><text:span text:style-name="T3">WERT</text:span> function will consider hard and soft constraints, putting hard constraint violations at negative infinite value. </text:p>
      <text:p text:style-name="Standard"/>
      <text:p text:style-name="Standard"><text:span text:style-name="T9">Search Instance <text:tab/></text:span><text:span text:style-name="T1">Ins</text:span><text:span text:style-name="T3">SET</text:span><text:span text:style-name="T1"> = (s</text:span><text:span text:style-name="T3">0</text:span><text:span text:style-name="T3">-SET</text:span><text:span text:style-name="T1">, G</text:span><text:span text:style-name="T3">SET</text:span><text:span text:style-name="T1">) </text:span></text:p>
      <text:p text:style-name="Standard"/>
      <text:p text:style-name="Standard">Our starting state will be a set of randomly generated solutions from a random Or Tree search. </text:p>
      <text:p text:style-name="Standard"/>
      <text:p text:style-name="Standard">Due to the computational cost of creating a good 'approximate solution', we would not <text:soft-page-break/>like to compute this value. Therefore, our goal state is simply when we run out of time, as mutations can always be applied.</text:p>
      <text:p text:style-name="Standard"/>
      <text:p text:style-name="P6">Example</text:p>
      <text:p text:style-name="Standard"/>
      <text:p text:style-name="Standard">Need to include an example. I'm thinking... </text:p>
      <text:p text:style-name="Standard"/>
      <text:p text:style-name="P11">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6">Notes and Development Ideas</text:p>
      <text:p text:style-name="Standard"/>
      <text:p text:style-name="Standard">Random thoughts on implementaitons and stuffs</text:p>
      <text:p text:style-name="Standard">//Maxheap? Randomization? /*What if we get ourselves stuck: a fact which could never be mutated (a local maximum) that is not our best fact. Should we kill it randomly and then spawn a new one with the Or Tree? (does that make any sense at all?) - Todd*/</text:p>
      <text:p text:style-name="Standard"/>
      <text:p text:style-name="P4">Or Tree Based Search</text:p>
      <text:p text:style-name="Standard"/>
      <text:p text:style-name="Standard">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
      <text:p text:style-name="Standard"><text:span text:style-name="T9">Search Model <text:tab/></text:span><text:span text:style-name="T1">A</text:span><text:span text:style-name="T3">V</text:span><text:span text:style-name="T1"> = (S</text:span><text:span text:style-name="T3">V</text:span><text:span text:style-name="T1">, T</text:span><text:span text:style-name="T3">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text:soft-page-break/>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9">Search </text:span><text:span text:style-name="T9">Process <text:tab/></text:span><text:span text:style-name="T1">P</text:span><text:span text:style-name="T3">V</text:span><text:span text:style-name="T1"> = (A</text:span><text:span text:style-name="T3">V</text:span><text:span text:style-name="T1">, Env</text:span><text:span text:style-name="T3">V</text:span><text:span text:style-name="T1">, K</text:span><text:span text:style-name="T3">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28">f</text:span><text:span text:style-name="T6">ALTERN</text:span> by their relative soft constraint worth, given in the list of solutions. Given that this is not a genetic algorithm, we really need no sort of randomization... </text:p>
      <text:p text:style-name="Standard"/>
      <text:p text:style-name="Standard"><text:span text:style-name="T9">Search Instance <text:tab/></text:span><text:span text:style-name="T1">Ins</text:span><text:span text:style-name="T3">V</text:span><text:span text:style-name="T1"> = (s</text:span><text:span text:style-name="T3">0</text:span><text:span text:style-name="T3">-V</text:span><text:span text:style-name="T1">, G</text:span><text:span text:style-name="T3">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6">Example</text:p>
      <text:p text:style-name="Standard"/>
      <text:p text:style-name="Standard">This is a very simple example. The number of people ensures there is an ideal solution but also demonstrates the choices made to come to a good solution</text:p>
      <text:p text:style-name="Standard"/>
      <text:p text:style-name="P11"><draw:rect text:anchor-type="paragraph" draw:z-index="1" draw:style-name="gr1" draw:text-style-name="P43" svg:width="1.588cm" svg:height="1.202cm" svg:x="8.765cm" svg:y="0.208cm"><text:p text:style-name="P43">r<text:span text:style-name="T54">1</text:span></text:p></draw:rect><draw:rect text:anchor-type="paragraph" draw:z-index="2" draw:style-name="gr1" draw:text-style-name="P43" svg:width="1.588cm" svg:height="1.202cm" svg:x="10.352cm" svg:y="0.208cm"><text:p text:style-name="P43">r<text:span text:style-name="T54">2</text:span></text:p></draw:rect>6 People <text:tab/><text:tab/><text:tab/>4 Rooms</text:p>
      <text:p text:style-name="Standard">1 Manager<text:tab/><text:tab/><text:tab/>2 Large</text:p>
      <text:p text:style-name="Standard"><draw:rect text:anchor-type="paragraph" draw:z-index="3" draw:style-name="gr1" draw:text-style-name="P43" svg:width="1.384cm" svg:height="0.842cm" svg:x="8.765cm" svg:y="0.436cm"><text:p text:style-name="P43">r<text:span text:style-name="T54">3</text:span></text:p></draw:rect><draw:rect text:anchor-type="paragraph" draw:z-index="4" draw:style-name="gr1" draw:text-style-name="P43" svg:width="1.317cm" svg:height="0.842cm" svg:x="10.624cm" svg:y="0.436cm"><text:p text:style-name="P43">r<text:span text:style-name="T54">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text:soft-page-break/><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43" svg:width="6.213cm" svg:height="1.611cm" svg:x="1.124cm" svg:y="0.191cm"><text:p text:style-name="P43"><text:span text:style-name="T55">P = {p</text:span><text:span text:style-name="T56">m</text:span><text:span text:style-name="T55">,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43" svg:width="4.899cm" svg:height="1.565cm" svg:x="7.743cm" svg:y="0.203cm"><text:p text:style-name="P43">R = {r<text:span text:style-name="T54">1</text:span><text:span text:style-name="T34">,r</text:span><text:span text:style-name="T54">2</text:span><text:span text:style-name="T34">,r</text:span><text:span text:style-name="T54">3</text:span><text:span text:style-name="T34">,r</text:span><text:span text:style-name="T54">4</text:span>}</text:p></draw:rect></text:p>
      <text:p text:style-name="Standard"/>
      <text:p text:style-name="Standard"/>
      <text:p text:style-name="Standard"/>
      <text:p text:style-name="P39">Note: p<text:span text:style-name="T2">m</text:span><text:span text:style-name="T34"> is the manager, p</text:span><text:span text:style-name="T2">tl</text:span><text:span text:style-name="T34"> is the team leader, p</text:span><text:span text:style-name="T2">1m</text:span><text:span text:style-name="T34"> and p</text:span><text:span text:style-name="T2">2m</text:span><text:span text:style-name="T34"> are the manager's team members, and p</text:span><text:span text:style-name="T2">1tl</text:span><text:span text:style-name="T34"> and p</text:span><text:span text:style-name="T2">2tl</text:span><text:span text:style-name="T34"> are the team leader's team members. R is the set of rooms where r</text:span><text:span text:style-name="T2">1</text:span><text:span text:style-name="T34"> and r</text:span><text:span text:style-name="T2">2</text:span><text:span text:style-name="T34"> are large while r</text:span><text:span text:style-name="T2">3</text:span><text:span text:style-name="T34"> and r</text:span><text:span text:style-name="T2">4</text:span><text:span text:style-name="T34">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2">altern</text:span><text:span text:style-name="T34">. </text:span>If we evaluate p<text:span text:style-name="T2">m</text:span><text:span text:style-name="T34"> and p</text:span><text:span text:style-name="T2">tl</text:span><text:span text:style-name="T34"> first, the assignments p</text:span><text:span text:style-name="T2">m</text:span><text:span text:style-name="T34"> → r</text:span><text:span text:style-name="T2">1</text:span><text:span text:style-name="T34">, p</text:span><text:span text:style-name="T2">m</text:span><text:span text:style-name="T34"> → r</text:span><text:span text:style-name="T2">2</text:span><text:span text:style-name="T34">, p</text:span><text:span text:style-name="T2">tl</text:span><text:span text:style-name="T34"> → r</text:span><text:span text:style-name="T2">1</text:span><text:span text:style-name="T34">, and p</text:span><text:span text:style-name="T2">tl</text:span><text:span text:style-name="T34"> → r</text:span><text:span text:style-name="T2">2</text:span><text:span text:style-name="T34">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34">Due to our control, the choice will be among p</text:span><text:span text:style-name="T2">m</text:span><text:span text:style-name="T34"> → r</text:span><text:span text:style-name="T2">1</text:span><text:span text:style-name="T34">, p</text:span><text:span text:style-name="T2">m</text:span><text:span text:style-name="T34"> → r</text:span><text:span text:style-name="T2">2</text:span><text:span text:style-name="T34">, p</text:span><text:span text:style-name="T2">tl</text:span><text:span text:style-name="T34"> → r</text:span><text:span text:style-name="T2">1</text:span><text:span text:style-name="T34">, and p</text:span><text:span text:style-name="T2">tl</text:span><text:span text:style-name="T34"> → r</text:span><text:span text:style-name="T2">2</text:span><text:span text:style-name="T34"> these are all equal so a random choice is made namely p</text:span><text:span text:style-name="T2">m</text:span><text:span text:style-name="T34"> → r</text:span><text:span text:style-name="T2">1</text:span><text:span text:style-name="T34">.</text:span></text:p>
      <text:p text:style-name="P34"/>
      <text:p text:style-name="P34"><draw:custom-shape text:anchor-type="paragraph" draw:z-index="8" draw:style-name="gr2" draw:text-style-name="P43" svg:width="6.213cm" svg:height="1.611cm" svg:x="0.873cm" svg:y="0.483cm"><text:p text:style-name="P43"><text:span text:style-name="T55">P = {p</text:span><text:span text:style-name="T56">m</text:span><text:span text:style-name="T55">,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43" svg:width="6.213cm" svg:height="1.611cm" svg:x="8.176cm" svg:y="0.471cm"><text:p text:style-name="P43"><text:span text:style-name="T55">P = {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enhanced-geometry svg:viewBox="0 0 21600 21600" draw:glue-points="10800 0 0 10800 10800 21600 21600 10800" draw:type="flowchart-process" draw:enhanced-path="M 0 0 L 21600 0 21600 21600 0 21600 0 0 Z N"/></draw:custom-shape></text:p>
      <text:p text:style-name="P34"><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2">m</text:span><text:span text:style-name="T34"> and so we are left with 5 people to place. Now that p</text:span><text:span text:style-name="T2">m</text:span><text:span text:style-name="T34"> is placed, a hard constraint can be violated when p → r</text:span><text:span text:style-name="T2">1</text:span><text:span text:style-name="T34"> where</text:span><text:span text:style-name="T34"><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34">. These choices are given a worth of negative infinity by f</text:span><text:span text:style-name="T2">altern</text:span><text:span text:style-name="T34"> so they can't be chosen. The assignment p</text:span><text:span text:style-name="T2">tl</text:span><text:span text:style-name="T34"> → r</text:span><text:span text:style-name="T2">2</text:span><text:span text:style-name="T34"> is a higher worth choice for the same reason as p</text:span><text:span text:style-name="T2">m</text:span><text:span text:style-name="T34"> → r</text:span><text:span text:style-name="T2">1</text:span><text:span text:style-name="T34">. The next highest priority movement at this step would be the manager's team members being placed in r</text:span><text:span text:style-name="T2">3</text:span><text:span text:style-name="T34"> adjacent to r</text:span><text:span text:style-name="T2">1</text:span><text:span text:style-name="T34">. The least worthy choices are going to be p</text:span><text:span text:style-name="T2">1tl</text:span><text:span text:style-name="T34"> and p</text:span><text:span text:style-name="T2">2tl</text:span><text:span text:style-name="T34">'s placement. This is illustrated below.</text:span></text:p>
      <text:p text:style-name="P34"/>
      <text:p text:style-name="P34"/>
      <text:p text:style-name="P34"/>
      <text:p text:style-name="P34"/>
      <text:p text:style-name="P34"/>
      <text:p text:style-name="P34"/>
      <text:p text:style-name="P34"/>
      <text:p text:style-name="P34"/>
      <text:p text:style-name="P34"><draw:rect text:anchor-type="paragraph" draw:z-index="13" draw:style-name="gr1" draw:text-style-name="P43" svg:width="1.588cm" svg:height="1.202cm" svg:x="5.039cm" svg:y="0.125cm"><text:p text:style-name="P43">r<text:span text:style-name="T54">1</text:span></text:p></draw:rect><draw:rect text:anchor-type="paragraph" draw:z-index="14" draw:style-name="gr1" draw:text-style-name="P43" svg:width="1.588cm" svg:height="1.202cm" svg:x="6.627cm" svg:y="0.125cm"><text:p text:style-name="P43"><text:span text:style-name="T55">r</text:span><text:span text:style-name="T56">2</text:span></text:p></draw:rect><draw:rect text:anchor-type="paragraph" draw:z-index="48" draw:style-name="gr3" draw:text-style-name="P43" svg:width="5.444cm" svg:height="1.112cm" svg:x="9.013cm" svg:y="0.141cm"><text:p text:style-name="P43"><text:span text:style-name="T55">P = {p</text:span><text:span text:style-name="T56">m</text:span><text:span text:style-name="T55">,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rect><text:soft-page-break/></text:p>
      <text:p text:style-name="P34"/>
      <text:p text:style-name="P34"><draw:rect text:anchor-type="paragraph" draw:z-index="17" draw:style-name="gr1" draw:text-style-name="P43" svg:width="1.451cm" svg:height="0.795cm" svg:x="5.039cm" svg:y="0.353cm"><text:p text:style-name="P43"><text:span text:style-name="T55">r</text:span><text:span text:style-name="T56">3</text:span></text:p></draw:rect><draw:rect text:anchor-type="paragraph" draw:z-index="18" draw:style-name="gr1" draw:text-style-name="P43" svg:width="1.475cm" svg:height="0.795cm" svg:x="6.74cm" svg:y="0.353cm"><text:p text:style-name="P43"><text:span text:style-name="T55">r</text:span><text:span text:style-name="T56">4</text:span></text:p></draw:rect></text:p>
      <text:p text:style-name="P34"/>
      <text:p text:style-name="Standard"><draw:line text:anchor-type="paragraph" draw:z-index="19" draw:style-name="gr5" draw:text-style-name="P43" svg:x1="6.627cm" svg:y1="0.194cm" svg:x2="6.627cm" svg:y2="0.9cm"><text:p/></draw:line></text:p>
      <text:p text:style-name="Standard"><draw:rect text:anchor-type="paragraph" draw:z-index="20" draw:style-name="gr1" draw:text-style-name="P43" svg:width="1.588cm" svg:height="1.202cm" svg:x="5.039cm" svg:y="0.385cm"><text:p text:style-name="P43">p<text:span text:style-name="T54">m</text:span></text:p></draw:rect><draw:rect text:anchor-type="paragraph" draw:z-index="21" draw:style-name="gr1" draw:text-style-name="P43" svg:width="1.588cm" svg:height="1.202cm" svg:x="6.627cm" svg:y="0.385cm"><text:p text:style-name="P43"><text:span text:style-name="T55">r</text:span><text:span text:style-name="T56">2</text:span></text:p></draw:rect><draw:rect text:anchor-type="paragraph" draw:z-index="49" draw:style-name="gr3" draw:text-style-name="P43" svg:width="5.467cm" svg:height="0.955cm" svg:x="8.991cm" svg:y="0.381cm"><text:p text:style-name="P43"><text:span text:style-name="T55">P' = {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rect></text:p>
      <text:p text:style-name="Standard"/>
      <text:p text:style-name="Standard"/>
      <text:p text:style-name="Standard"><draw:rect text:anchor-type="paragraph" draw:z-index="22" draw:style-name="gr1" draw:text-style-name="P43" svg:width="1.451cm" svg:height="0.795cm" svg:x="5.039cm" svg:y="0.125cm"><text:p text:style-name="P43"><text:span text:style-name="T55">r</text:span><text:span text:style-name="T56">3</text:span></text:p></draw:rect><draw:rect text:anchor-type="paragraph" draw:z-index="23" draw:style-name="gr1" draw:text-style-name="P43" svg:width="1.475cm" svg:height="0.795cm" svg:x="6.74cm" svg:y="0.125cm"><text:p text:style-name="P43"><text:span text:style-name="T55">r</text:span><text:span text:style-name="T56">4</text:span></text:p></draw:rect><draw:line text:anchor-type="paragraph" draw:z-index="43" draw:style-name="gr6" draw:text-style-name="P43" svg:x1="8.214cm" svg:y1="0.392cm" svg:x2="12.234cm" svg:y2="1.616cm"><text:p/></draw:line></text:p>
      <text:p text:style-name="Standard"><draw:line text:anchor-type="paragraph" draw:z-index="40" draw:style-name="gr6" draw:text-style-name="P43" svg:x1="4.863cm" svg:y1="0.108cm" svg:x2="2.256cm" svg:y2="1.166cm"><text:p/></draw:line><draw:line text:anchor-type="paragraph" draw:z-index="41" draw:style-name="gr6" draw:text-style-name="P43" svg:x1="6.632cm" svg:y1="0.471cm" svg:x2="6.496cm" svg:y2="1.154cm"><text:p/></draw:line><draw:line text:anchor-type="paragraph" draw:z-index="42" draw:style-name="gr6" draw:text-style-name="P43" svg:x1="7.856cm" svg:y1="0.432cm" svg:x2="8.741cm" svg:y2="1.141cm"><text:p/></draw:line><draw:rect text:anchor-type="paragraph" draw:z-index="44" draw:style-name="gr7" draw:text-style-name="P43" svg:width="1.202cm" svg:height="0.364cm" svg:x="10.329cm" svg:y="0.166cm"><text:p text:style-name="P43">-∞</text:p></draw:rect></text:p>
      <text:p text:style-name="Standard"><draw:rect text:anchor-type="paragraph" draw:z-index="45" draw:style-name="gr7" draw:text-style-name="P43" svg:width="0.477cm" svg:height="0.295cm" svg:x="9.082cm" svg:y="0.289cm"><text:p text:style-name="P43">1</text:p></draw:rect><draw:rect text:anchor-type="paragraph" draw:z-index="46" draw:style-name="gr7" draw:text-style-name="P43" svg:width="0.722cm" svg:height="0.401cm" svg:x="5.5cm" svg:y="0.153cm"><text:p text:style-name="P43">2</text:p></draw:rect><draw:rect text:anchor-type="paragraph" draw:z-index="47" draw:style-name="gr7" draw:text-style-name="P43" svg:width="0.749cm" svg:height="0.272cm" svg:x="1.099cm" svg:y="0.312cm"><text:p text:style-name="P43">3</text:p></draw:rect></text:p>
      <text:p text:style-name="Standard"><draw:rect text:anchor-type="paragraph" draw:z-index="24" draw:style-name="gr1" draw:text-style-name="P43" svg:width="1.588cm" svg:height="1.202cm" svg:x="0.413cm" svg:y="0.192cm"><text:p text:style-name="P43">p<text:span text:style-name="T54">m</text:span></text:p></draw:rect><draw:rect text:anchor-type="paragraph" draw:z-index="25" draw:style-name="gr1" draw:text-style-name="P43" svg:width="1.588cm" svg:height="1.202cm" svg:x="2cm" svg:y="0.192cm"><text:p text:style-name="P43"><text:span text:style-name="T55">p</text:span><text:span text:style-name="T56">tl</text:span></text:p></draw:rect><draw:rect text:anchor-type="paragraph" draw:z-index="28" draw:style-name="gr1" draw:text-style-name="P43" svg:width="1.588cm" svg:height="1.202cm" svg:x="4.179cm" svg:y="0.18cm"><text:p text:style-name="P43">p<text:span text:style-name="T54">m</text:span></text:p></draw:rect><draw:rect text:anchor-type="paragraph" draw:z-index="29" draw:style-name="gr1" draw:text-style-name="P43" svg:width="1.588cm" svg:height="1.202cm" svg:x="5.766cm" svg:y="0.18cm"><text:p text:style-name="P43"><text:span text:style-name="T55">r</text:span><text:span text:style-name="T56">2</text:span></text:p></draw:rect><draw:rect text:anchor-type="paragraph" draw:z-index="32" draw:style-name="gr1" draw:text-style-name="P43" svg:width="1.588cm" svg:height="1.202cm" svg:x="7.987cm" svg:y="0.168cm"><text:p text:style-name="P43">p<text:span text:style-name="T54">m</text:span></text:p></draw:rect><draw:rect text:anchor-type="paragraph" draw:z-index="33" draw:style-name="gr1" draw:text-style-name="P43" svg:width="1.588cm" svg:height="1.202cm" svg:x="9.574cm" svg:y="0.168cm"><text:p text:style-name="P43"><text:span text:style-name="T55">r</text:span><text:span text:style-name="T56">2</text:span></text:p></draw:rect><draw:rect text:anchor-type="paragraph" draw:z-index="36" draw:style-name="gr1" draw:text-style-name="P43" svg:width="1.588cm" svg:height="1.202cm" svg:x="11.686cm" svg:y="0.155cm"><text:p text:style-name="P43">p<text:span text:style-name="T54">m</text:span><text:span text:style-name="T34">,p</text:span></text:p></draw:rect><draw:rect text:anchor-type="paragraph" draw:z-index="37" draw:style-name="gr1" draw:text-style-name="P43" svg:width="1.588cm" svg:height="1.202cm" svg:x="13.273cm" svg:y="0.155cm"><text:p text:style-name="P43"><text:span text:style-name="T55">r</text:span><text:span text:style-name="T56">2</text:span></text:p></draw:rect></text:p>
      <text:p text:style-name="Standard"/>
      <text:p text:style-name="Standard"><draw:rect text:anchor-type="paragraph" draw:z-index="26" draw:style-name="gr1" draw:text-style-name="P43" svg:width="1.451cm" svg:height="0.795cm" svg:x="0.413cm" svg:y="0.42cm"><text:p text:style-name="P43"><text:span text:style-name="T55">r</text:span><text:span text:style-name="T56">3</text:span></text:p></draw:rect><draw:rect text:anchor-type="paragraph" draw:z-index="27" draw:style-name="gr1" draw:text-style-name="P43" svg:width="1.475cm" svg:height="0.795cm" svg:x="2.113cm" svg:y="0.42cm"><text:p text:style-name="P43"><text:span text:style-name="T55">r</text:span><text:span text:style-name="T56">4</text:span></text:p></draw:rect><draw:rect text:anchor-type="paragraph" draw:z-index="30" draw:style-name="gr1" draw:text-style-name="P43" svg:width="1.451cm" svg:height="0.795cm" svg:x="4.179cm" svg:y="0.407cm"><text:p text:style-name="P43"><text:span text:style-name="T55">P</text:span><text:span text:style-name="T56">1m</text:span></text:p></draw:rect><draw:rect text:anchor-type="paragraph" draw:z-index="31" draw:style-name="gr1" draw:text-style-name="P43" svg:width="1.475cm" svg:height="0.795cm" svg:x="5.879cm" svg:y="0.407cm"><text:p text:style-name="P43"><text:span text:style-name="T55">r</text:span><text:span text:style-name="T56">4</text:span></text:p></draw:rect><draw:rect text:anchor-type="paragraph" draw:z-index="34" draw:style-name="gr1" draw:text-style-name="P43" svg:width="1.451cm" svg:height="0.795cm" svg:x="7.987cm" svg:y="0.395cm"><text:p text:style-name="P43"><text:span text:style-name="T55">r</text:span><text:span text:style-name="T56">3</text:span></text:p></draw:rect><draw:rect text:anchor-type="paragraph" draw:z-index="35" draw:style-name="gr1" draw:text-style-name="P43" svg:width="1.475cm" svg:height="0.795cm" svg:x="9.687cm" svg:y="0.395cm"><text:p text:style-name="P43"><text:span text:style-name="T55">p</text:span></text:p></draw:rect><draw:rect text:anchor-type="paragraph" draw:z-index="38" draw:style-name="gr1" draw:text-style-name="P43" svg:width="1.451cm" svg:height="0.795cm" svg:x="11.686cm" svg:y="0.383cm"><text:p text:style-name="P43"><text:span text:style-name="T55">r</text:span><text:span text:style-name="T56">3</text:span></text:p></draw:rect><draw:rect text:anchor-type="paragraph" draw:z-index="39" draw:style-name="gr1" draw:text-style-name="P43" svg:width="1.475cm" svg:height="0.795cm" svg:x="13.386cm" svg:y="0.383cm"><text:p text:style-name="P43"><text:span text:style-name="T55">r</text:span><text:span text:style-name="T56">4</text:span></text:p></draw:rect></text:p>
      <text:p text:style-name="Standard"/>
      <text:p text:style-name="Standard"/>
      <text:p text:style-name="P39">Note:<draw:frame draw:style-name="fr1" draw:name="Object4" text:anchor-type="as-char" svg:width="1.171cm" svg:height="0.467cm" draw:z-index="15"><draw:object xlink:href="./Object 5" xlink:type="simple" xlink:show="embed" xlink:actuate="onLoad"/><draw:image xlink:href="./ObjectReplacements/Object 5" xlink:type="simple" xlink:show="embed" xlink:actuate="onLoad"/><svg:desc>formula</svg:desc></draw:frame></text:p>
      <text:p text:style-name="P39"/>
      <text:p text:style-name="Standard"><text:span text:style-name="T34">This visualization of our choices is paraphrased but we can see that p</text:span><text:span text:style-name="T2">tl</text:span><text:span text:style-name="T34"> → r</text:span><text:span text:style-name="T2">2</text:span><text:span text:style-name="T34"> is the best choice. When this path has been chosen, only the 4 team members will be left. Once again f</text:span><text:span text:style-name="T2">altern</text:span><text:span text:style-name="T34"> will evaluate the worth of these choices. The hard constraint violations arise from any transition p → r</text:span><text:span text:style-name="T2">1</text:span><text:span text:style-name="T34"> or r</text:span><text:span text:style-name="T2">2</text:span><text:span text:style-name="T34"> where</text:span><text:span text:style-name="T34"><draw:frame draw:style-name="fr1" draw:name="Object1" text:anchor-type="as-char" svg:width="1.032cm" svg:height="0.467cm" draw:z-index="16"><draw:object xlink:href="./Object 6" xlink:type="simple" xlink:show="embed" xlink:actuate="onLoad"/><draw:image xlink:href="./ObjectReplacements/Object 6" xlink:type="simple" xlink:show="embed" xlink:actuate="onLoad"/><svg:desc>formula</svg:desc></draw:frame></text:span><text:span text:style-name="T34">. The best choice in this case will be allocating people to adjacent rooms to their leader or manager. Thus the worth of p</text:span><text:span text:style-name="T2">1m</text:span><text:span text:style-name="T34"> → r</text:span><text:span text:style-name="T2">3</text:span><text:span text:style-name="T34">, p</text:span><text:span text:style-name="T2">2m</text:span><text:span text:style-name="T34"> → r</text:span><text:span text:style-name="T2">r3</text:span><text:span text:style-name="T34">, p</text:span><text:span text:style-name="T2">1tl</text:span><text:span text:style-name="T34"> → r</text:span><text:span text:style-name="T2">4</text:span><text:span text:style-name="T34"> and p</text:span><text:span text:style-name="T2">2tl</text:span><text:span text:style-name="T34"> → r</text:span><text:span text:style-name="T2">4</text:span><text:span text:style-name="T34"> are all equal and the best choices. Since they are all equal f</text:span><text:span text:style-name="T2">altern</text:span><text:span text:style-name="T34"> will choose randomly.</text:span></text:p>
      <text:p text:style-name="P34"/>
      <text:p text:style-name="Standard"><text:span text:style-name="T34">We can assume p</text:span><text:span text:style-name="T2">1m</text:span><text:span text:style-name="T34"> → r</text:span><text:span text:style-name="T2">3</text:span><text:span text:style-name="T34"> is chosen. At this point the choices are more limited. We can see the choices completely below.</text:span></text:p>
      <text:p text:style-name="P34"><draw:rect text:anchor-type="paragraph" draw:z-index="50" draw:style-name="gr1" draw:text-style-name="P43" svg:width="1.588cm" svg:height="1.202cm" svg:x="4.994cm" svg:y="0.088cm"><text:p text:style-name="P43">p<text:span text:style-name="T54">m</text:span></text:p></draw:rect><draw:rect text:anchor-type="paragraph" draw:z-index="51" draw:style-name="gr1" draw:text-style-name="P43" svg:width="1.588cm" svg:height="1.202cm" svg:x="6.581cm" svg:y="0.088cm"><text:p text:style-name="P43"><text:span text:style-name="T55">p</text:span><text:span text:style-name="T56">tl</text:span></text:p></draw:rect><draw:rect text:anchor-type="paragraph" draw:z-index="74" draw:style-name="gr3" draw:text-style-name="P43" svg:width="4.855cm" svg:height="1.02cm" svg:x="9.126cm" svg:y="0.071cm"><text:p text:style-name="P43">P = {p<text:span text:style-name="T54">2m</text:span><text:span text:style-name="T34">, p</text:span><text:span text:style-name="T54">1tl</text:span><text:span text:style-name="T34">, p</text:span><text:span text:style-name="T54">2tl</text:span>}</text:p></draw:rect></text:p>
      <text:p text:style-name="P34"/>
      <text:p text:style-name="P34"><draw:rect text:anchor-type="paragraph" draw:z-index="52" draw:style-name="gr1" draw:text-style-name="P43" svg:width="1.451cm" svg:height="0.795cm" svg:x="4.994cm" svg:y="0.316cm"><text:p text:style-name="P43"><text:span text:style-name="T55">p</text:span><text:span text:style-name="T56">1m</text:span></text:p></draw:rect><draw:rect text:anchor-type="paragraph" draw:z-index="53" draw:style-name="gr1" draw:text-style-name="P43" svg:width="1.475cm" svg:height="0.795cm" svg:x="6.694cm" svg:y="0.316cm"><text:p text:style-name="P43"><text:span text:style-name="T55">r</text:span><text:span text:style-name="T56">4</text:span></text:p></draw:rect></text:p>
      <text:p text:style-name="Standard"><draw:line text:anchor-type="paragraph" draw:z-index="70" draw:style-name="gr6" draw:text-style-name="P43" svg:x1="4.993cm" svg:y1="0.4cm" svg:x2="2.935cm" svg:y2="1.153cm"><text:p/></draw:line><draw:line text:anchor-type="paragraph" draw:z-index="73" draw:style-name="gr6" draw:text-style-name="P43" svg:x1="8.169cm" svg:y1="0.333cm" svg:x2="11.759cm" svg:y2="1.204cm"><text:p/></draw:line><draw:rect text:anchor-type="paragraph" draw:z-index="75" draw:style-name="gr7" draw:text-style-name="P43" svg:width="0.569cm" svg:height="0.249cm" svg:x="10.396cm" svg:y="0.45cm"><text:p text:style-name="P43">-∞</text:p></draw:rect></text:p>
      <text:p text:style-name="Standard"><draw:line text:anchor-type="paragraph" draw:z-index="71" draw:style-name="gr6" draw:text-style-name="P43" svg:x1="5.862cm" svg:y1="0.136cm" svg:x2="5.703cm" svg:y2="0.655cm"><text:p/></draw:line><draw:line text:anchor-type="paragraph" draw:z-index="72" draw:style-name="gr6" draw:text-style-name="P43" svg:x1="7.994cm" svg:y1="0.136cm" svg:x2="8.401cm" svg:y2="0.711cm"><text:p/></draw:line><draw:rect text:anchor-type="paragraph" draw:z-index="76" draw:style-name="gr7" draw:text-style-name="P43" svg:width="0.454cm" svg:height="0.454cm" svg:x="8.401cm" svg:y="0.136cm"><text:p text:style-name="P43">1</text:p></draw:rect><draw:rect text:anchor-type="paragraph" draw:z-index="77" draw:style-name="gr7" draw:text-style-name="P43" svg:width="0.59cm" svg:height="0.115cm" svg:x="5.861cm" svg:y="0.298cm"><text:p text:style-name="P43">2</text:p></draw:rect><draw:rect text:anchor-type="paragraph" draw:z-index="78" draw:style-name="gr7" draw:text-style-name="P43" svg:width="0.364cm" svg:height="0.295cm" svg:x="1.734cm" svg:y="0.185cm"><text:p text:style-name="P43">2</text:p></draw:rect></text:p>
      <text:p text:style-name="Standard"><draw:rect text:anchor-type="paragraph" draw:z-index="54" draw:style-name="gr1" draw:text-style-name="P43" svg:width="1.588cm" svg:height="1.202cm" svg:x="0.344cm" svg:y="0.18cm"><text:p text:style-name="P43">p<text:span text:style-name="T54">m</text:span></text:p></draw:rect><draw:rect text:anchor-type="paragraph" draw:z-index="55" draw:style-name="gr1" draw:text-style-name="P43" svg:width="1.588cm" svg:height="1.202cm" svg:x="1.931cm" svg:y="0.18cm"><text:p text:style-name="P43"><text:span text:style-name="T55">p</text:span><text:span text:style-name="T56">tl</text:span></text:p></draw:rect><draw:rect text:anchor-type="paragraph" draw:z-index="58" draw:style-name="gr1" draw:text-style-name="P43" svg:width="1.588cm" svg:height="1.202cm" svg:x="3.926cm" svg:y="0.168cm"><text:p text:style-name="P43">p<text:span text:style-name="T54">m</text:span></text:p></draw:rect><draw:rect text:anchor-type="paragraph" draw:z-index="59" draw:style-name="gr1" draw:text-style-name="P43" svg:width="1.588cm" svg:height="1.202cm" svg:x="5.514cm" svg:y="0.168cm"><text:p text:style-name="P43"><text:span text:style-name="T55">p</text:span><text:span text:style-name="T56">tl</text:span></text:p></draw:rect><draw:rect text:anchor-type="paragraph" draw:z-index="62" draw:style-name="gr1" draw:text-style-name="P43" svg:width="1.588cm" svg:height="1.202cm" svg:x="7.398cm" svg:y="0.224cm"><text:p text:style-name="P43">p<text:span text:style-name="T54">m</text:span></text:p></draw:rect><draw:rect text:anchor-type="paragraph" draw:z-index="63" draw:style-name="gr1" draw:text-style-name="P43" svg:width="1.588cm" svg:height="1.202cm" svg:x="8.985cm" svg:y="0.224cm"><text:p text:style-name="P43"><text:span text:style-name="T55">p</text:span><text:span text:style-name="T56">tl</text:span></text:p></draw:rect><draw:rect text:anchor-type="paragraph" draw:z-index="66" draw:style-name="gr1" draw:text-style-name="P43" svg:width="1.588cm" svg:height="1.202cm" svg:x="11.026cm" svg:y="0.231cm"><text:p text:style-name="P43">p<text:span text:style-name="T54">m</text:span><text:span text:style-name="T34">,p</text:span></text:p></draw:rect><draw:rect text:anchor-type="paragraph" draw:z-index="67" draw:style-name="gr1" draw:text-style-name="P43" svg:width="1.588cm" svg:height="1.202cm" svg:x="12.614cm" svg:y="0.231cm"><text:p text:style-name="P43"><text:span text:style-name="T55">p</text:span><text:span text:style-name="T56">tl</text:span></text:p></draw:rect></text:p>
      <text:p text:style-name="Standard"/>
      <text:p text:style-name="Standard"><draw:rect text:anchor-type="paragraph" draw:z-index="56" draw:style-name="gr1" draw:text-style-name="P43" svg:width="1.451cm" svg:height="0.795cm" svg:x="0.344cm" svg:y="0.407cm"><text:p text:style-name="P43"><text:span text:style-name="T55">p</text:span><text:span text:style-name="T56">1m</text:span><text:span text:style-name="T55">,p</text:span><text:span text:style-name="T56">2m</text:span></text:p></draw:rect><draw:rect text:anchor-type="paragraph" draw:z-index="57" draw:style-name="gr1" draw:text-style-name="P43" svg:width="1.475cm" svg:height="0.795cm" svg:x="2.044cm" svg:y="0.407cm"><text:p text:style-name="P43"><text:span text:style-name="T55">r</text:span><text:span text:style-name="T56">4</text:span></text:p></draw:rect><draw:rect text:anchor-type="paragraph" draw:z-index="60" draw:style-name="gr1" draw:text-style-name="P43" svg:width="1.451cm" svg:height="0.795cm" svg:x="3.926cm" svg:y="0.395cm"><text:p text:style-name="P43"><text:span text:style-name="T55">p</text:span><text:span text:style-name="T56">1m</text:span></text:p></draw:rect><draw:rect text:anchor-type="paragraph" draw:z-index="61" draw:style-name="gr1" draw:text-style-name="P43" svg:width="1.475cm" svg:height="0.795cm" svg:x="5.627cm" svg:y="0.395cm"><text:p text:style-name="P43"><text:span text:style-name="T55">p'</text:span></text:p></draw:rect><draw:rect text:anchor-type="paragraph" draw:z-index="64" draw:style-name="gr1" draw:text-style-name="P43" svg:width="1.451cm" svg:height="0.795cm" svg:x="7.398cm" svg:y="0.452cm"><text:p text:style-name="P43"><text:span text:style-name="T55">p</text:span><text:span text:style-name="T56">1m</text:span></text:p></draw:rect><draw:rect text:anchor-type="paragraph" draw:z-index="65" draw:style-name="gr1" draw:text-style-name="P43" svg:width="1.475cm" svg:height="0.795cm" svg:x="9.098cm" svg:y="0.452cm"><text:p text:style-name="P43"><text:span text:style-name="T55">p</text:span><text:span text:style-name="T56">2m</text:span></text:p></draw:rect><draw:rect text:anchor-type="paragraph" draw:z-index="68" draw:style-name="gr1" draw:text-style-name="P43" svg:width="1.451cm" svg:height="0.795cm" svg:x="11.026cm" svg:y="0.459cm"><text:p text:style-name="P43"><text:span text:style-name="T55">p</text:span><text:span text:style-name="T56">1m</text:span></text:p></draw:rect><draw:rect text:anchor-type="paragraph" draw:z-index="69" draw:style-name="gr1" draw:text-style-name="P43" svg:width="1.475cm" svg:height="0.795cm" svg:x="12.726cm" svg:y="0.459cm"><text:p text:style-name="P43"><text:span text:style-name="T55">r</text:span><text:span text:style-name="T56">4</text:span></text:p></draw:rect></text:p>
      <text:p text:style-name="Standard"/>
      <text:p text:style-name="Standard"/>
      <text:p text:style-name="P39"><text:span text:style-name="T34">Note:</text:span><text:span text:style-name="T34"><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34">and</text:span><text:span text:style-name="T34"><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34">.</text:span></text:p>
      <text:p text:style-name="P42"/>
      <text:p text:style-name="P42"/>
      <text:p text:style-name="P42"/>
      <text:p text:style-name="P39"><text:soft-page-break/><text:span text:style-name="T41">The last transitions of the search are going to be very similar. The best transitions are the ones that put the person closest to their leader. If we go down p</text:span><text:span text:style-name="T7">2m</text:span><text:span text:style-name="T41"> → r</text:span><text:span text:style-name="T7">3</text:span><text:span text:style-name="T41"> we have only one place to put the remaining people that is viable. This example has demonstrated the strong control and the success this method can have in searching for a solution.</text:span></text:p>
      <text:p text:style-name="Standard"/>
      <text:p text:style-name="P6">Notes and Development Ideas</text:p>
      <text:p text:style-name="Standard"/>
      <text:p text:style-name="Standard">Random thoughts on implementaitons and stuffs</text:p>
      <text:p text:style-name="Standard"/>
      <text:p text:style-name="Standard">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Standard"/>
      <text:p text:style-name="Standard">Another note is that we wish to store our current set in a form of max heap. All the given penalties are in the form of a negative penalty, we can store our current d/s as a min-heap. </text:p>
      <text:p text:style-name="Standard"/>
      <text:p text:style-name="Standard"><text:span text:style-name="T9">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0</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1:36:50</dc:date>
    <meta:editing-cycles>97</meta:editing-cycles>
    <meta:editing-duration>PT19H04M22S</meta:editing-duration>
    <meta:generator>LibreOffice/3.6$Linux_X86_64 LibreOffice_project/360m1$Build-2</meta:generator>
    <dc:creator>sean brown</dc:creator>
    <meta:document-statistic meta:table-count="1" meta:image-count="0" meta:object-count="6" meta:page-count="11" meta:paragraph-count="142" meta:word-count="2829" meta:character-count="15479" meta:non-whitespace-character-count="12683"/>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